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9bad" officeooo:paragraph-rsid="00139bad"/>
    </style:style>
    <style:style style:name="P2" style:family="paragraph" style:parent-style-name="Standard">
      <style:text-properties officeooo:rsid="00152018" officeooo:paragraph-rsid="001520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Главната програма(main.c) съдържа две int променливи, които съдържат избора на потребителят – дали е купена или продадена стоката. Другата съдържа номера на месеца. Една char променлива за избор на менюто. Има цикъл do-while със switch в него и от там според избора на потребителя от менюто се извикват съответните функции.т </text:p>
      <text:p text:style-name="P1"/>
      <text:p text:style-name="P1"><text:tab/>Файлът structureHeader,h съдържа всички декларации на функции, структури, свързани списъци и вмъкнати библиотеки.</text:p>
      <text:p text:style-name="P1"/>
      <text:p text:style-name="P1"><text:tab/>Файлът structureFunctionality съдържа всички функции.</text:p>
      <text:p text:style-name="P1">Ето кратко описание на всяка една функция:</text:p>
      <text:p text:style-name="P1"/>
      <text:p text:style-name="P1">void Menu() - тази функция изкарва менюто на екрана при извикване.</text:p>
      <text:p text:style-name="P1"/>
      <text:p text:style-name="P1">void printMonth() - тази функция изкарва месеците на екрана при извикване</text:p>
      <text:p text:style-name="P1"/>
      <text:p text:style-name="P1">void returnBuySellChoice(int *choice) – тази функция има подаден параметър указател към int, <text:s/>в който се съхранява избора на потребителя – дали стоката е купена или продадена.</text:p>
      <text:p text:style-name="P1"/>
      <text:p text:style-name="P1">void createNewInfo() - тази функция служи за извикване на другите функции според това дали потребителя е избрал купена или продадена стока. Вътре има switch, който определя какво се случва след това според избора на потребителя.</text:p>
      <text:p text:style-name="P1"/>
      <text:p text:style-name="P1">void returnMonthChoose(int *choice) – тази функция има подаден параметър указател към int, в който се съхранява избора на потребителя – номерът на месеца.</text:p>
      <text:p text:style-name="P1"/>
      <text:p text:style-name="P1">char *createFileName(int MonthNumber, int BuySellChoose) – тази функция връща масив от символи и приема 2 параметъра – номер на месеца и избор на купена/продадена стока.</text:p>
      <text:p text:style-name="P1">Вътре има статичен масив от 20 символа в който се копира името на месеца.</text:p>
      <text:p text:style-name="P1">След това според избора на потребителя, добавя към масива и идентификатор, за да се разбере вида на стоката.</text:p>
      <text:p text:style-name="P1"/>
      <text:p text:style-name="P1">void enterProductInfo() - в тази функция потребителя въвежда информация относно продуктите и ги попълва в структура от данни.</text:p>
      <text:p text:style-name="P1"/>
      <text:p text:style-name="P2">void PrintProductInfo() - тази функция изкарва на екрана попълнената от потребителя структура.</text:p>
      <text:p text:style-name="P2"/>
      <text:p text:style-name="P2">void writeBinaryFile(char *fileName) – тази функция записва структурата в двоичен файл като приема името на файла като параметър(подава се от функцията createNewInfo()). </text:p>
      <text:p text:style-name="P2"/>
      <text:p text:style-name="P2">void readBinaryFileToStruct(char *fileName) – тази функция чете от двоичен файл в структура и директно изкарва на екрана прочетената информация, докато не намери повече информация. Приема името на файла като параметър</text:p>
      <text:p text:style-name="P2"/>
      <text:p text:style-name="P2">Node *makeNodeFromFile(char *FileName) – тази функция създава нов елемент в свързан списък, след което заделя памет за него. След това прочита данните от файла докато не стигне край на файла. Функцията връща указател към първият елемент от списъка. Приема името на файла като параметър. Първият елемент от списъка(head) е зададен като глобална променлива</text:p>
      <text:p text:style-name="P2"/>
      <text:p text:style-name="P2">void printNode(char menuChoice, int MonthNumber, char *FileName) – тази функция приема като параметър избора на потребителя от менюто, име на месеца и име на файла. След това <text:soft-page-break/>се извиква функцията за четене от файла и директно чете в списък и презаписва първи елемент на списъка с нов прочетен. След което минава през всички елементи в списъка и ги сумира, намира минимален и максимален елемент и ги изкарва на екрана като се следи избора на потребителя.</text:p>
      <text:p text:style-name="P2"/>
      <text:p text:style-name="P2">void getCurrentTime(int monthNumber) – тази функция използва готова структура от библиотеката time.h, и записва данните в структура Date. За месец се записва номера на месеца избран от потребителя.</text:p>
      <text:p text:style-name="P2"/>
      <text:p text:style-name="P2">void freeNode() - Освобождава заделената памет за свързания списък от паметта.</text:p>
      <text:p text:style-name="P2"/>
      <text:p text:style-name="P2"/>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5:19:07.886259216</meta:creation-date>
    <dc:date>2017-05-17T15:41:03.124216115</dc:date>
    <meta:editing-duration>PT9M25S</meta:editing-duration>
    <meta:editing-cycles>1</meta:editing-cycles>
    <meta:document-statistic meta:table-count="0" meta:image-count="0" meta:object-count="0" meta:page-count="2" meta:paragraph-count="20" meta:word-count="475" meta:character-count="3270" meta:non-whitespace-character-count="2797"/>
    <meta:generator>LibreOffice/5.1.6.2$Linux_X86_64 LibreOffice_project/10m0$Build-2</meta:generator>
  </office:meta>
</office:document-meta>
</file>